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UI', Helvetica, Arial, sans-serif"/>
    <style:font-face style:name="Mangal1" svg:font-family="Manga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3pt" fo:language="pl" fo:country="PL" fo:font-weight="bold" officeooo:rsid="000342ea" officeooo:paragraph-rsid="000342ea" style:font-size-asian="13pt" style:font-weight-asian="bold" style:font-size-complex="13pt" style:font-weight-complex="bold"/>
    </style:style>
    <style:style style:name="P2" style:family="paragraph" style:parent-style-name="Text_20_body">
      <style:paragraph-properties fo:line-height="150%"/>
      <style:text-properties fo:font-variant="normal" fo:text-transform="none" fo:color="#000000" style:text-line-through-style="none" style:text-line-through-type="none" style:font-name="Times New Roman1" fo:font-size="13pt" fo:letter-spacing="normal" fo:language="pl" fo:country="PL" fo:font-style="normal" style:text-underline-style="none" fo:font-weight="bold" officeooo:rsid="0005974b" officeooo:paragraph-rsid="0005974b" style:text-blinking="false" fo:background-color="#ffffff" style:font-size-asian="13pt" style:font-weight-asian="bold" style:font-size-complex="13pt" style:font-weight-complex="bold"/>
    </style:style>
    <style:style style:name="P3" style:family="paragraph" style:parent-style-name="Text_20_body">
      <style:paragraph-properties fo:line-height="150%"/>
      <style:text-properties fo:language="pl" fo:country="PL" fo:font-weight="normal"/>
    </style:style>
    <style:style style:name="P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pl" fo:country="PL"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pl" fo:country="PL" fo:font-style="normal" style:text-underline-style="none" fo:font-weight="normal" officeooo:paragraph-rsid="000e5c4e" style:text-blinking="false" fo:background-color="transparent"/>
    </style:style>
    <style:style style:name="P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pl" fo:country="PL" fo:font-style="normal" style:text-underline-style="none" fo:font-weight="normal" officeooo:paragraph-rsid="001006fa" style:text-blinking="false" fo:background-color="transparent"/>
    </style:style>
    <style:style style:name="P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pl" fo:country="PL" fo:font-style="normal" style:text-underline-style="none" fo:font-weight="normal" officeooo:paragraph-rsid="00126d35" style:text-blinking="false" fo:background-color="transparent"/>
    </style:style>
    <style:style style:name="P8"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pl" fo:country="PL" fo:font-style="normal" style:text-underline-style="none" fo:font-weight="normal" officeooo:rsid="00145620" officeooo:paragraph-rsid="00145620" style:text-blinking="false" fo:background-color="transparent" style:font-weight-asian="normal" style:font-weight-complex="normal"/>
    </style:style>
    <style:style style:name="P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pl" fo:country="PL" fo:font-style="normal" style:text-underline-style="none" fo:font-weight="bold" style:text-blinking="false" fo:background-color="transparent" style:font-weight-asian="bold" style:font-weight-complex="bold"/>
    </style:style>
    <style:style style:name="P10"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pl" fo:country="PL" fo:font-style="normal" style:text-underline-style="none" fo:font-weight="bold" officeooo:rsid="00126d35" officeooo:paragraph-rsid="00126d35" style:text-blinking="false" fo:background-color="transparent" style:font-weight-asian="bold" style:font-weight-complex="bold"/>
    </style:style>
    <style:style style:name="P11" style:family="paragraph" style:parent-style-name="Text_20_body" style:list-style-name="L6">
      <style:paragraph-properties fo:margin-top="0cm" fo:margin-bottom="0cm" loext:contextual-spacing="false" fo:line-height="150%" fo:text-align="justify" style:justify-single-word="false" style:writing-mode="lr-tb"/>
      <style:text-properties officeooo:paragraph-rsid="000e5c4e"/>
    </style:style>
    <style:style style:name="P12" style:family="paragraph" style:parent-style-name="Text_20_body" style:list-style-name="L6">
      <style:paragraph-properties fo:margin-top="0cm" fo:margin-bottom="0cm" loext:contextual-spacing="false" fo:line-height="150%" fo:text-align="justify" style:justify-single-word="false" style:writing-mode="lr-tb"/>
      <style:text-properties officeooo:paragraph-rsid="000f92f7"/>
    </style:style>
    <style:style style:name="P13" style:family="paragraph" style:parent-style-name="Text_20_body">
      <style:paragraph-properties fo:margin-top="0cm" fo:margin-bottom="0cm" loext:contextual-spacing="false" fo:line-height="150%" fo:text-align="justify" style:justify-single-word="false" style:writing-mode="lr-tb"/>
      <style:text-properties officeooo:paragraph-rsid="000f92f7"/>
    </style:style>
    <style:style style:name="P14" style:family="paragraph" style:parent-style-name="Text_20_body" style:list-style-name="L7">
      <style:paragraph-properties fo:margin-top="0cm" fo:margin-bottom="0cm" loext:contextual-spacing="false" fo:line-height="150%" fo:text-align="justify" style:justify-single-word="false" style:writing-mode="lr-tb"/>
      <style:text-properties officeooo:paragraph-rsid="001006fa"/>
    </style:style>
    <style:style style:name="P15" style:family="paragraph" style:parent-style-name="Text_20_body" style:list-style-name="L7">
      <style:paragraph-properties fo:margin-top="0cm" fo:margin-bottom="0cm" loext:contextual-spacing="false" fo:line-height="150%" fo:text-align="justify" style:justify-single-word="false" style:writing-mode="lr-tb"/>
      <style:text-properties officeooo:paragraph-rsid="00126d35"/>
    </style:style>
    <style:style style:name="P16" style:family="paragraph" style:parent-style-name="Text_20_body" style:list-style-name="L8">
      <style:paragraph-properties fo:margin-top="0cm" fo:margin-bottom="0cm" loext:contextual-spacing="false" fo:line-height="150%" fo:text-align="justify" style:justify-single-word="false" style:writing-mode="lr-tb"/>
      <style:text-properties officeooo:paragraph-rsid="00126d35"/>
    </style:style>
    <style:style style:name="P17" style:family="paragraph" style:parent-style-name="Text_20_body" style:list-style-name="L6">
      <style:paragraph-properties fo:margin-top="0cm" fo:margin-bottom="0cm" loext:contextual-spacing="false" fo:line-height="150%" fo:text-align="justify" style:justify-single-word="false" style:writing-mode="lr-tb"/>
      <style:text-properties officeooo:rsid="000e5c4e" officeooo:paragraph-rsid="000e5c4e"/>
    </style:style>
    <style:style style:name="P18" style:family="paragraph" style:parent-style-name="Text_20_body" style:list-style-name="L6">
      <style:paragraph-properties fo:margin-top="0cm" fo:margin-bottom="0cm" loext:contextual-spacing="false" fo:line-height="150%" fo:text-align="justify" style:justify-single-word="false" style:writing-mode="lr-tb"/>
      <style:text-properties officeooo:rsid="000f92f7" officeooo:paragraph-rsid="000f92f7"/>
    </style:style>
    <style:style style:name="P19" style:family="paragraph" style:parent-style-name="Text_20_body">
      <style:paragraph-properties fo:margin-top="0cm" fo:margin-bottom="0cm" loext:contextual-spacing="false" fo:line-height="150%" fo:text-align="justify" style:justify-single-word="false" style:writing-mode="lr-tb"/>
      <style:text-properties fo:language="pl" fo:country="PL" fo:font-weight="bold" style:font-weight-asian="bold" style:font-weight-complex="bold"/>
    </style:style>
    <style:style style:name="P20" style:family="paragraph" style:parent-style-name="Text_20_body" style:list-style-name="L7">
      <style:paragraph-properties fo:margin-top="0cm" fo:margin-bottom="0cm" loext:contextual-spacing="false" fo:line-height="150%" fo:text-align="justify" style:justify-single-word="false" style:writing-mode="lr-tb"/>
      <style:text-properties officeooo:rsid="001006fa" officeooo:paragraph-rsid="001006fa"/>
    </style:style>
    <style:style style:name="P21" style:family="paragraph" style:parent-style-name="Text_20_body" style:list-style-name="L7">
      <style:paragraph-properties fo:margin-top="0cm" fo:margin-bottom="0cm" loext:contextual-spacing="false" fo:line-height="150%" fo:text-align="justify" style:justify-single-word="false" style:writing-mode="lr-tb"/>
      <style:text-properties officeooo:rsid="00119086" officeooo:paragraph-rsid="00119086"/>
    </style:style>
    <style:style style:name="P22" style:family="paragraph" style:parent-style-name="Text_20_body" style:list-style-name="L7">
      <style:paragraph-properties fo:margin-top="0cm" fo:margin-bottom="0cm" loext:contextual-spacing="false" fo:line-height="150%" fo:text-align="justify" style:justify-single-word="false" style:writing-mode="lr-tb"/>
      <style:text-properties officeooo:rsid="00119086" officeooo:paragraph-rsid="00126d35"/>
    </style:style>
    <style:style style:name="P23" style:family="paragraph" style:parent-style-name="Text_20_body" style:list-style-name="L6">
      <style:paragraph-properties fo:margin-top="0.101cm" fo:margin-bottom="0.101cm" loext:contextual-spacing="false" fo:line-height="150%" fo:text-align="justify" style:justify-single-word="false" style:writing-mode="lr-tb"/>
      <style:text-properties officeooo:paragraph-rsid="000e5c4e"/>
    </style:style>
    <style:style style:name="P24" style:family="paragraph" style:parent-style-name="Text_20_body">
      <style:paragraph-properties fo:margin-top="0.101cm" fo:margin-bottom="0.101cm" loext:contextual-spacing="false" fo:line-height="150%" fo:text-align="justify" style:justify-single-word="false" style:writing-mode="lr-tb"/>
      <style:text-properties officeooo:paragraph-rsid="000e5c4e"/>
    </style:style>
    <style:style style:name="P25" style:family="paragraph" style:parent-style-name="Text_20_body" style:list-style-name="L6">
      <style:paragraph-properties fo:margin-top="0.101cm" fo:margin-bottom="0.101cm" loext:contextual-spacing="false" fo:line-height="150%" fo:text-align="justify" style:justify-single-word="false" style:writing-mode="lr-tb"/>
      <style:text-properties officeooo:rsid="000e5c4e" officeooo:paragraph-rsid="000e5c4e"/>
    </style:style>
    <style:style style:name="P26" style:family="paragraph" style:parent-style-name="Standard">
      <style:paragraph-properties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342ea" officeooo:paragraph-rsid="000342ea" style:text-blinking="false" fo:background-color="#ffffff" style:font-size-asian="12pt" style:font-weight-asian="normal" style:font-size-complex="12pt" style:font-weight-complex="normal"/>
    </style:style>
    <style:style style:name="P27" style:family="paragraph" style:parent-style-name="Standard" style:list-style-name="L1">
      <style:paragraph-properties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342ea" officeooo:paragraph-rsid="000342ea" style:text-blinking="false" fo:background-color="#ffffff" style:font-size-asian="12pt" style:font-weight-asian="normal" style:font-size-complex="12pt" style:font-weight-complex="normal"/>
    </style:style>
    <style:style style:name="P28" style:family="paragraph" style:parent-style-name="Standard">
      <style:paragraph-properties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1f4a4" officeooo:paragraph-rsid="0003fc6a" style:text-blinking="false" fo:background-color="#ffffff" style:font-size-asian="12pt" style:font-size-complex="12pt"/>
    </style:style>
    <style:style style:name="P29" style:family="paragraph" style:parent-style-name="Standard">
      <style:paragraph-properties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342ea" officeooo:paragraph-rsid="000342ea" style:text-blinking="false" fo:background-color="#ffffff" style:font-size-asian="12pt" style:font-size-complex="12pt"/>
    </style:style>
    <style:style style:name="P30" style:family="paragraph" style:parent-style-name="Standard">
      <style:paragraph-properties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342ea" officeooo:paragraph-rsid="000782d8" style:text-blinking="false" fo:background-color="#ffffff" style:font-size-asian="12pt" style:font-size-complex="12pt"/>
    </style:style>
    <style:style style:name="P31" style:family="paragraph" style:parent-style-name="Standard">
      <style:paragraph-properties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342ea" officeooo:paragraph-rsid="0005974b" style:text-blinking="false" fo:background-color="#ffffff" style:font-size-asian="12pt" style:font-size-complex="12pt"/>
    </style:style>
    <style:style style:name="P32" style:family="paragraph" style:parent-style-name="Standard">
      <style:paragraph-properties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5974b" officeooo:paragraph-rsid="0005974b" style:text-blinking="false" fo:background-color="#ffffff" style:font-size-asian="12pt" style:font-size-complex="12pt"/>
    </style:style>
    <style:style style:name="P33" style:family="paragraph" style:parent-style-name="Standard">
      <style:paragraph-properties fo:line-height="150%"/>
      <style:text-properties fo:font-variant="normal" fo:text-transform="none" fo:color="#000000" style:text-line-through-style="none" style:text-line-through-type="none" style:font-name="Times New Roman1" fo:font-size="13pt" fo:letter-spacing="normal" fo:language="pl" fo:country="PL" fo:font-style="normal" style:text-underline-style="none" fo:font-weight="bold" officeooo:rsid="000342ea" officeooo:paragraph-rsid="000342ea" style:text-blinking="false" fo:background-color="#ffffff" style:font-size-asian="13pt" style:font-weight-asian="bold" style:font-size-complex="13pt" style:font-weight-complex="bold"/>
    </style:style>
    <style:style style:name="P34" style:family="paragraph" style:parent-style-name="Standard" style:list-style-name="L2">
      <style:paragraph-properties fo:line-height="150%"/>
      <style:text-properties fo:language="pl" fo:country="PL" officeooo:rsid="000342ea" officeooo:paragraph-rsid="000342ea"/>
    </style:style>
    <style:style style:name="P35" style:family="paragraph" style:parent-style-name="Standard" style:list-style-name="L4">
      <style:paragraph-properties fo:line-height="150%"/>
      <style:text-properties fo:language="pl" fo:country="PL" officeooo:rsid="0007a0ec" officeooo:paragraph-rsid="0007a0ec"/>
    </style:style>
    <style:style style:name="P36" style:family="paragraph" style:parent-style-name="Standard">
      <style:paragraph-properties fo:line-height="150%"/>
      <style:text-properties fo:language="pl" fo:country="PL" officeooo:rsid="0007a0ec" officeooo:paragraph-rsid="0007a0ec"/>
    </style:style>
    <style:style style:name="P37" style:family="paragraph" style:parent-style-name="Standard" style:list-style-name="L4">
      <style:paragraph-properties fo:line-height="150%" fo:text-align="justify" style:justify-single-word="false"/>
      <style:text-properties fo:language="pl" fo:country="PL" officeooo:rsid="0007a0ec" officeooo:paragraph-rsid="000782d8"/>
    </style:style>
    <style:style style:name="P38" style:family="paragraph" style:parent-style-name="Standard" style:list-style-name="L2">
      <style:paragraph-properties fo:line-height="150%"/>
      <style:text-properties fo:language="pl" fo:country="PL" officeooo:paragraph-rsid="0005974b"/>
    </style:style>
    <style:style style:name="P39" style:family="paragraph" style:parent-style-name="Standard" style:list-style-name="L2">
      <style:paragraph-properties fo:line-height="150%"/>
      <style:text-properties fo:language="pl" fo:country="PL" officeooo:paragraph-rsid="000342ea"/>
    </style:style>
    <style:style style:name="P40" style:family="paragraph" style:parent-style-name="Standard">
      <style:paragraph-properties fo:line-height="150%"/>
      <style:text-properties fo:language="pl" fo:country="PL" officeooo:paragraph-rsid="000782d8"/>
    </style:style>
    <style:style style:name="P41" style:family="paragraph" style:parent-style-name="Standard" style:list-style-name="L1">
      <style:paragraph-properties fo:line-height="150%"/>
      <style:text-properties fo:language="pl" fo:country="PL" officeooo:paragraph-rsid="000c330f"/>
    </style:style>
    <style:style style:name="P42" style:family="paragraph" style:parent-style-name="Standard">
      <style:paragraph-properties fo:line-height="150%"/>
      <style:text-properties fo:language="pl" fo:country="PL" officeooo:rsid="0005974b" officeooo:paragraph-rsid="0005974b"/>
    </style:style>
    <style:style style:name="P43" style:family="paragraph" style:parent-style-name="Standard">
      <style:paragraph-properties fo:line-height="150%"/>
      <style:text-properties fo:language="pl" fo:country="PL" officeooo:rsid="00081834" officeooo:paragraph-rsid="00081834"/>
    </style:style>
    <style:style style:name="P44" style:family="paragraph" style:parent-style-name="Standard" style:list-style-name="L3">
      <style:paragraph-properties fo:line-height="150%"/>
      <style:text-properties style:font-name="Times New Roman1" fo:language="pl" fo:country="PL" officeooo:rsid="0001a824" officeooo:paragraph-rsid="0005974b"/>
    </style:style>
    <style:style style:name="P45" style:family="paragraph" style:parent-style-name="Standard">
      <style:paragraph-properties fo:line-height="150%" fo:text-align="center" style:justify-single-word="false"/>
      <style:text-properties style:font-name="Times New Roman1" fo:language="pl" fo:country="PL" fo:font-weight="bold" officeooo:rsid="0001a824" officeooo:paragraph-rsid="000c330f" style:font-weight-asian="bold" style:font-weight-complex="bold"/>
    </style:style>
    <style:style style:name="P46" style:family="paragraph" style:parent-style-name="Standard">
      <style:paragraph-properties fo:line-height="150%" fo:text-align="center" style:justify-single-word="false"/>
      <style:text-properties style:font-name="Times New Roman1" fo:language="pl" fo:country="PL" fo:font-weight="bold" officeooo:rsid="0001a824" officeooo:paragraph-rsid="0001a824" style:font-weight-asian="bold" style:font-weight-complex="bold"/>
    </style:style>
    <style:style style:name="P47" style:family="paragraph" style:parent-style-name="Standard">
      <style:paragraph-properties fo:line-height="150%"/>
      <style:text-properties style:font-name="Times New Roman1" fo:language="pl" fo:country="PL" fo:font-weight="bold" officeooo:rsid="0003fc6a" officeooo:paragraph-rsid="0005974b" style:font-weight-asian="bold" style:font-weight-complex="bold"/>
    </style:style>
    <style:style style:name="P48" style:family="paragraph" style:parent-style-name="Standard">
      <style:paragraph-properties fo:line-height="150%"/>
      <style:text-properties style:font-name="Times New Roman1" fo:font-size="13pt" fo:language="pl" fo:country="PL" fo:font-weight="bold" officeooo:rsid="000782d8" officeooo:paragraph-rsid="000782d8" style:font-size-asian="13pt" style:font-weight-asian="bold" style:font-size-complex="13pt" style:font-weight-complex="bold"/>
    </style:style>
    <style:style style:name="P49" style:family="paragraph" style:parent-style-name="Standard">
      <style:text-properties style:font-name="Times New Roman1" fo:font-size="13pt" fo:language="pl" fo:country="PL" fo:font-weight="bold" officeooo:rsid="000342ea" officeooo:paragraph-rsid="000342ea" style:font-size-asian="13pt" style:font-weight-asian="bold" style:font-size-complex="13pt" style:font-weight-complex="bold"/>
    </style:style>
    <style:style style:name="P50" style:family="paragraph" style:parent-style-name="Standard">
      <style:paragraph-properties fo:line-height="150%"/>
      <style:text-properties style:font-name="Times New Roman1" fo:font-size="13pt" fo:language="pl" fo:country="PL" fo:font-weight="bold" officeooo:rsid="000342ea" officeooo:paragraph-rsid="000342ea" style:font-size-asian="13pt" style:font-weight-asian="bold" style:font-size-complex="13pt" style:font-weight-complex="bold"/>
    </style:style>
    <style:style style:name="P51" style:family="paragraph" style:parent-style-name="Standard">
      <style:paragraph-properties fo:line-height="150%"/>
      <style:text-properties style:font-name="Times New Roman1" fo:font-size="13pt" fo:language="pl" fo:country="PL" fo:font-weight="bold" officeooo:rsid="0001a824" officeooo:paragraph-rsid="0005974b" style:font-size-asian="13pt" style:font-weight-asian="bold" style:font-size-complex="13pt" style:font-weight-complex="bold"/>
    </style:style>
    <style:style style:name="P52" style:family="paragraph" style:parent-style-name="Standard">
      <style:paragraph-properties fo:line-height="150%"/>
      <style:text-properties style:font-name="Times New Roman1" fo:font-size="13pt" fo:language="pl" fo:country="PL" fo:font-weight="bold" officeooo:rsid="00145620" officeooo:paragraph-rsid="00145620" style:font-size-asian="13pt" style:font-weight-asian="bold" style:font-size-complex="13pt" style:font-weight-complex="bold"/>
    </style:style>
    <style:style style:name="P53" style:family="paragraph" style:parent-style-name="Standard">
      <style:paragraph-properties fo:line-height="150%"/>
      <style:text-properties style:font-name="Times New Roman1" fo:font-size="13pt" fo:language="pl" fo:country="PL" fo:font-weight="normal" officeooo:rsid="000782d8" officeooo:paragraph-rsid="000782d8" style:font-size-asian="13pt" style:font-weight-asian="normal" style:font-size-complex="13pt" style:font-weight-complex="normal"/>
    </style:style>
    <style:style style:name="P54" style:family="paragraph" style:parent-style-name="Standard">
      <style:paragraph-properties fo:line-height="115%" fo:text-align="center" style:justify-single-word="false"/>
      <style:text-properties style:font-name="Times New Roman1" fo:font-size="14pt" fo:language="pl" fo:country="PL" fo:font-weight="normal" officeooo:rsid="0001a824" officeooo:paragraph-rsid="0001a824" style:font-size-asian="14pt" style:font-weight-asian="normal" style:font-size-complex="14pt" style:font-weight-complex="normal"/>
    </style:style>
    <style:style style:name="P55" style:family="paragraph" style:parent-style-name="Standard">
      <style:paragraph-properties fo:line-height="115%" fo:text-align="center" style:justify-single-word="false"/>
      <style:text-properties style:font-name="Times New Roman1" fo:font-size="14pt" fo:language="pl" fo:country="PL" fo:font-weight="bold" officeooo:rsid="0001a824" officeooo:paragraph-rsid="0001a824" style:font-size-asian="14pt" style:font-weight-asian="bold" style:font-size-complex="14pt" style:font-weight-complex="bold"/>
    </style:style>
    <style:style style:name="P56" style:family="paragraph" style:parent-style-name="Standard">
      <style:paragraph-properties fo:line-height="115%" fo:text-align="center" style:justify-single-word="false"/>
      <style:text-properties style:font-name="Times New Roman1" fo:font-size="14pt" fo:language="pl" fo:country="PL" officeooo:rsid="0001a824" officeooo:paragraph-rsid="0001a824" style:font-size-asian="14pt" style:font-size-complex="14pt"/>
    </style:style>
    <style:style style:name="P57" style:family="paragraph" style:parent-style-name="Standard">
      <style:paragraph-properties fo:line-height="150%"/>
      <style:text-properties style:font-name="Times New Roman1" fo:font-size="14pt" fo:language="pl" fo:country="PL" officeooo:rsid="0001a824" officeooo:paragraph-rsid="0001a824" style:font-size-asian="14pt" style:font-size-complex="14pt"/>
    </style:style>
    <style:style style:name="P58" style:family="paragraph" style:parent-style-name="Standard">
      <style:paragraph-properties fo:line-height="150%"/>
      <style:text-properties style:font-name="Times New Roman1" fo:font-size="12pt" fo:language="pl" fo:country="PL" officeooo:rsid="0001a824" officeooo:paragraph-rsid="0001a824" style:font-size-asian="12pt" style:font-size-complex="12pt"/>
    </style:style>
    <style:style style:name="P59" style:family="paragraph" style:parent-style-name="Standard" style:list-style-name="L4">
      <style:paragraph-properties fo:line-height="150%" fo:text-align="justify" style:justify-single-word="false"/>
      <style:text-properties fo:font-size="12pt" fo:language="pl" fo:country="PL" officeooo:rsid="0007a0ec" officeooo:paragraph-rsid="000782d8" style:font-size-asian="12pt" style:font-size-complex="12pt"/>
    </style:style>
    <style:style style:name="P60" style:family="paragraph" style:parent-style-name="Standard" style:list-style-name="L5">
      <style:paragraph-properties fo:line-height="150%" fo:text-align="justify" style:justify-single-word="false"/>
      <style:text-properties fo:font-size="12pt" fo:language="pl" fo:country="PL" officeooo:rsid="0007a0ec" officeooo:paragraph-rsid="000c330f" style:font-size-asian="12pt" style:font-size-complex="12pt"/>
    </style:style>
    <style:style style:name="P61" style:family="paragraph" style:parent-style-name="Standard">
      <style:paragraph-properties fo:line-height="150%"/>
      <style:text-properties fo:font-size="12pt" fo:language="pl" fo:country="PL" officeooo:paragraph-rsid="0001f4a4" style:font-size-asian="12pt" style:font-size-complex="12pt"/>
    </style:style>
    <style:style style:name="P62" style:family="paragraph" style:parent-style-name="Standard" style:list-style-name="L4">
      <style:paragraph-properties fo:line-height="150%"/>
      <style:text-properties fo:font-size="12pt" fo:language="pl" fo:country="PL" officeooo:paragraph-rsid="000782d8" style:font-size-asian="12pt" style:font-size-complex="12pt"/>
    </style:style>
    <style:style style:name="P63" style:family="paragraph" style:parent-style-name="Standard" style:list-style-name="L1">
      <style:paragraph-properties fo:line-height="150%"/>
      <style:text-properties officeooo:paragraph-rsid="000c330f"/>
    </style:style>
    <style:style style:name="P64" style:family="paragraph" style:parent-style-name="Standard">
      <style:paragraph-properties fo:line-height="150%"/>
      <style:text-properties fo:font-size="13pt" fo:language="pl" fo:country="PL" fo:font-weight="bold" officeooo:rsid="000782d8" officeooo:paragraph-rsid="000782d8" style:font-size-asian="13pt" style:font-weight-asian="bold" style:font-size-complex="13pt" style:font-weight-complex="bold"/>
    </style:style>
    <style:style style:name="P65" style:family="paragraph" style:parent-style-name="Standard">
      <style:paragraph-properties fo:margin-top="0cm" fo:margin-bottom="0cm" loext:contextual-spacing="false" fo:line-height="150%"/>
      <style:text-properties fo:color="#000000" style:font-name="Times New Roman1" fo:font-size="12pt" fo:language="pl" fo:country="PL" officeooo:rsid="0003fc6a" officeooo:paragraph-rsid="0003fc6a" style:font-size-asian="12pt" style:font-size-complex="12pt"/>
    </style:style>
    <style:style style:name="P66" style:family="paragraph" style:parent-style-name="Standard">
      <style:paragraph-properties fo:margin-top="0cm" fo:margin-bottom="0cm" loext:contextual-spacing="false" fo:line-height="150%"/>
      <style:text-properties fo:color="#000000" style:font-name="Times New Roman1" fo:font-size="12pt" fo:language="pl" fo:country="PL" officeooo:rsid="0001f4a4" officeooo:paragraph-rsid="0001f4a4" style:font-size-asian="12pt" style:font-size-complex="12pt"/>
    </style:style>
    <style:style style:name="P67" style:family="paragraph" style:parent-style-name="Standard">
      <style:paragraph-properties fo:margin-top="0cm" fo:margin-bottom="0cm" loext:contextual-spacing="false" fo:line-height="150%"/>
      <style:text-properties style:font-name="Times New Roman1" fo:language="pl" fo:country="PL" fo:font-weight="normal" officeooo:rsid="000342ea" officeooo:paragraph-rsid="000342ea" style:font-weight-asian="normal" style:font-weight-complex="normal"/>
    </style:style>
    <style:style style:name="P68" style:family="paragraph" style:parent-style-name="Standard">
      <style:paragraph-properties fo:margin-top="0cm" fo:margin-bottom="0cm" loext:contextual-spacing="false" fo:line-height="150%"/>
      <style:text-properties fo:language="pl" fo:country="PL" officeooo:paragraph-rsid="0001f4a4"/>
    </style:style>
    <style:style style:name="P69"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1f4a4" officeooo:paragraph-rsid="0001f4a4" style:text-blinking="false" fo:background-color="#ffffff" style:font-size-asian="12pt" style:font-size-complex="12pt"/>
    </style:style>
    <style:style style:name="P70"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3fc6a" officeooo:paragraph-rsid="0003fc6a" style:text-blinking="false" fo:background-color="#ffffff" style:font-size-asian="12pt" style:font-size-complex="12pt"/>
    </style:style>
    <style:style style:name="P71" style:family="paragraph" style:parent-style-name="Standard">
      <style:paragraph-properties fo:margin-top="0cm" fo:margin-bottom="0cm" loext:contextual-spacing="false" fo:line-height="150%"/>
      <style:text-properties officeooo:paragraph-rsid="000342ea"/>
    </style:style>
    <style:style style:name="T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1" fo:font-size="12pt" fo:letter-spacing="normal" fo:language="pl" fo:country="PL" fo:font-style="normal" style:text-underline-style="none" fo:font-weight="normal" officeooo:rsid="0001f4a4" style:text-blinking="false" fo:background-color="#ffffff"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ffffff"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0342ea" style:text-blinking="false" fo:background-color="#ffffff"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0342ea" style:text-blinking="false" fo:background-color="#ffffff"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05974b" style:text-blinking="false" fo:background-color="#ffffff"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0c330f" style:text-blinking="false" fo:background-color="#ffffff"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Times New Roman1"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9" style:family="text">
      <style:text-properties fo:font-variant="normal" fo:text-transform="none" fo:color="#000000" style:text-line-through-style="none" style:text-line-through-type="none" style:font-name="Times New Roman1" fo:letter-spacing="normal" fo:font-style="normal"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style:font-name="Times New Roman1" fo:letter-spacing="normal" fo:font-style="normal" style:text-underline-style="none" officeooo:rsid="000342ea"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officeooo:rsid="000c62aa"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style:text-blinking="false" fo:background-color="#f1f0f0" loext:char-shading-value="0"/>
    </style:style>
    <style:style style:name="T16" style:family="text">
      <style:text-properties fo:font-variant="normal" fo:text-transform="none" fo:color="#000000" style:text-line-through-style="none" style:text-line-through-type="none" style:font-name="Times New Roman" fo:font-size="12pt" fo:language="pl" fo:country="PL"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language="pl" fo:country="PL" fo:font-style="normal" style:text-underline-style="none" fo:font-weight="normal" officeooo:rsid="000e5c4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language="pl" fo:country="PL" fo:font-style="normal" style:text-underline-style="none" fo:font-weight="normal" officeooo:rsid="000f92f7"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language="pl" fo:country="PL" fo:font-style="normal" style:text-underline-style="none" fo:font-weight="normal" officeooo:rsid="001006fa"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language="pl" fo:country="PL" fo:font-style="normal" style:text-underline-style="none" fo:font-weight="normal" officeooo:rsid="00126d35"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12pt" fo:language="pl" fo:country="PL" fo:font-style="normal" style:text-underline-style="none" fo:font-weight="normal" officeooo:rsid="00119086" style:text-blinking="false" fo:background-color="transparent" loext:char-shading-value="0"/>
    </style:style>
    <style:style style:name="T22" style:family="text">
      <style:text-properties fo:font-variant="normal" fo:text-transform="none" fo:color="#0366d6" style:text-line-through-style="none" style:text-line-through-type="none" style:font-name="Times New Roman1" fo:font-size="9.60000038146973pt" fo:letter-spacing="normal" fo:language="pl" fo:country="PL" fo:font-style="normal" style:text-underline-style="none" fo:font-weight="normal" officeooo:rsid="0001f4a4" style:text-blinking="false" fo:background-color="#ffffff" loext:char-shading-value="0"/>
    </style:style>
    <style:style style:name="T2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4" style:family="text">
      <style:text-properties fo:font-variant="normal" fo:text-transform="none" style:text-line-through-style="none" style:text-line-through-type="none" fo:letter-spacing="normal" fo:font-style="normal" style:text-underline-style="none" fo:font-weight="normal" officeooo:rsid="000342ea" style:text-blinking="false" fo:background-color="#ffffff" loext:char-shading-value="0"/>
    </style:style>
    <style:style style:name="T25" style:family="text">
      <style:text-properties fo:font-variant="normal" fo:text-transform="none" style:text-line-through-style="none" style:text-line-through-type="none" fo:letter-spacing="normal" fo:font-style="normal" style:text-underline-style="none" fo:font-weight="normal" officeooo:rsid="0005974b" style:text-blinking="false" fo:background-color="#ffffff" loext:char-shading-value="0"/>
    </style:style>
    <style:style style:name="T26" style:family="text">
      <style:text-properties fo:font-weight="normal" style:font-weight-asian="normal" style:font-weight-complex="normal"/>
    </style:style>
    <style:style style:name="T27" style:family="text">
      <style:text-properties officeooo:rsid="0001f4a4"/>
    </style:style>
    <style:style style:name="T28" style:family="text">
      <style:text-properties style:font-name="Times New Roman1" officeooo:rsid="000342ea"/>
    </style:style>
    <style:style style:name="T29" style:family="text">
      <style:text-properties style:font-name="Times New Roman1" officeooo:rsid="0001f4a4"/>
    </style:style>
    <style:style style:name="T30" style:family="text">
      <style:text-properties style:font-name="Times New Roman1" fo:font-weight="normal" officeooo:rsid="000782d8" style:font-weight-asian="normal" style:font-weight-complex="normal"/>
    </style:style>
    <style:style style:name="T31" style:family="text">
      <style:text-properties style:font-name="Times New Roman1" fo:font-weight="normal" officeooo:rsid="0007a0ec" style:font-weight-asian="normal" style:font-weight-complex="normal"/>
    </style:style>
    <style:style style:name="T32" style:family="text">
      <style:text-properties officeooo:rsid="000342ea"/>
    </style:style>
    <style:style style:name="T33" style:family="text">
      <style:text-properties officeooo:rsid="0005974b"/>
    </style:style>
    <style:style style:name="T34" style:family="text">
      <style:text-properties officeooo:rsid="00081834"/>
    </style:style>
    <style:style style:name="T35" style:family="text">
      <style:text-properties officeooo:rsid="000c330f"/>
    </style:style>
    <style:style style:name="T36" style:family="text">
      <style:text-properties fo:font-weight="bold" style:font-weight-asian="bold" style:font-weight-complex="bold"/>
    </style:style>
    <style:style style:name="T37" style:family="text">
      <style:text-properties fo:language="pl" fo:country="PL"/>
    </style:style>
    <style:style style:name="T38" style:family="text">
      <style:text-properties officeooo:rsid="000c62aa"/>
    </style:style>
    <style:style style:name="T39" style:family="text">
      <style:text-properties officeooo:rsid="00126d35"/>
    </style:style>
    <style:style style:name="T40" style:family="text">
      <style:text-properties officeooo:rsid="001006fa" style:font-style-asian="normal" style:font-style-complex="normal"/>
    </style:style>
    <style:style style:name="T41" style:family="text">
      <style:text-properties officeooo:rsid="00145620"/>
    </style:style>
    <style:style style:name="T4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Projektowanie obiektowe</text:p>
      <text:p text:style-name="P55">Projekt zaliczeniowy cz. I - System zarządzania hotelem</text:p>
      <text:p text:style-name="P56"><text:s/>Magdalena Szkaradek, Kaja Słomska, Joanna Ziobrowska</text:p>
      <text:p text:style-name="P56">10.12.2018 r.</text:p>
      <text:p text:style-name="P57"/>
      <text:p text:style-name="P45"><text:bookmark text:name="docs-internal-guid-8e815fbb-7fff-df6f-beb9-4ad5f68e5b04"/><text:span text:style-name="T11">Projekt dostępny jest zdalnie pod adresem: </text:span></text:p>
      <text:p text:style-name="P45"><text:a xlink:type="simple" xlink:href="https://hotel-project-uj.herokuapp.com/" text:style-name="Internet_20_link" text:visited-style-name="Visited_20_Internet_20_Link"><text:span text:style-name="T15">https://hotel-project-uj.herokuapp.com</text:span></text:a> </text:p>
      <text:p text:style-name="P46"/>
      <text:p text:style-name="P50"/>
      <text:p text:style-name="P50"/>
      <text:p text:style-name="P1">Pre-rekwizyty:</text:p>
      <text:p text:style-name="P1"/>
      <text:p text:style-name="P67">1. Java8</text:p>
      <text:p text:style-name="P68"><text:span text:style-name="T28">2</text:span><text:span text:style-name="T29">. Instalacja MySQL</text:span></text:p>
      <text:p text:style-name="P71"><text:span text:style-name="T22"><text:tab/></text:span><text:a xlink:type="simple" xlink:href="https://dev.mysql.com/downloads/windows/installer/" text:style-name="Internet_20_link" text:visited-style-name="Visited_20_Internet_20_Link">https://dev.mysql.com/downloads/windows/installer</text:a><text:span text:style-name="T2">/</text:span></text:p>
      <text:p text:style-name="P66"><text:span text:style-name="T24">3</text:span><text:span text:style-name="T23">. Instalacja Gradle</text:span></text:p>
      <text:p text:style-name="P66"><text:span text:style-name="T23"><text:tab/></text:span><text:a xlink:type="simple" xlink:href="https://docs.gradle.org/current/userguide/installation.html" text:style-name="Internet_20_link" text:visited-style-name="Visited_20_Internet_20_Link">https://docs.gradle.org/current/userguide/installation.html</text:a></text:p>
      <text:p text:style-name="P66"><text:span text:style-name="T24">4</text:span><text:span text:style-name="T23">. Instalacja Angular</text:span></text:p>
      <text:p text:style-name="P69"><text:tab/>npm install -g @angular/cli</text:p>
      <text:p text:style-name="P65"><text:span text:style-name="T23">5. Wybrane środowiska </text:span><text:span text:style-name="T25">programistyczne </text:span><text:span text:style-name="T23">np.:</text:span></text:p>
      <text:p text:style-name="P65"><text:span text:style-name="T23"><text:tab/>InteliJ IDEA Community dla backendu: <text:tab/></text:span><text:span text:style-name="T25">(</text:span><text:a xlink:type="simple" xlink:href="https://www.jetbrains.com/idea/download/#section=windows" text:style-name="Internet_20_link" text:visited-style-name="Visited_20_Internet_20_Link"><text:span text:style-name="T23">https://www.jetbrains.com/idea/download/#section=windows</text:span></text:a><text:span text:style-name="T25">)</text:span></text:p>
      <text:p text:style-name="P70"><text:tab/>Visual Studio Code dla frontendu:</text:p>
      <text:p text:style-name="P65"><text:span text:style-name="T23"><text:tab/></text:span><text:span text:style-name="T25">(</text:span><text:a xlink:type="simple" xlink:href="https://code.visualstudio.com/download" text:style-name="Internet_20_link" text:visited-style-name="Visited_20_Internet_20_Link"><text:span text:style-name="T23">https://code.visualstudio.com/download</text:span></text:a><text:span text:style-name="T25">)</text:span></text:p>
      <text:p text:style-name="P28"/>
      <text:p text:style-name="P28"/>
      <text:p text:style-name="P33">Uruchomienie projektu:</text:p>
      <text:p text:style-name="P26"><text:span text:style-name="T35">A. </text:span>Baza danych:</text:p>
      <text:list xml:id="list1647142071" text:style-name="L1">
        <text:list-item>
          <text:p text:style-name="P41"><text:span text:style-name="T7">Stworzenie bazy poprzez wczytanie pliku</text:span><text:span text:style-name="T5">: </text:span></text:p>
          <text:p text:style-name="P63"><text:a xlink:type="simple" xlink:href="https://github.com/magdalena-szkaradek/hotel/blob/master/hotel_dbDump.sql" text:style-name="Internet_20_link" text:visited-style-name="Visited_20_Internet_20_Link"><text:span text:style-name="T37">https://github.com/magdalena-szkaradek/hotel/blob/master/hotel_dbDump.sql</text:span></text:a></text:p>
        </text:list-item>
        <text:list-item>
          <text:p text:style-name="P27">Plik z ustawieniami połączenia z bazą:</text:p>
          <text:p text:style-name="P27">\backend\src\main\resources\application.properties</text:p>
        </text:list-item>
      </text:list>
      <text:p text:style-name="P26"/>
      <text:p text:style-name="P26"><text:soft-page-break/><text:span text:style-name="T35">B. </text:span>Backend: </text:p>
      <text:list xml:id="list1971565399" text:style-name="L2">
        <text:list-item>
          <text:p text:style-name="P38"><text:span text:style-name="T7">przejście do</text:span><text:span text:style-name="T6"> katalogu </text:span><text:span text:style-name="T5">/backend</text:span></text:p>
        </text:list-item>
        <text:list-item>
          <text:p text:style-name="P39"><text:span text:style-name="T33">zbudowanie projektu: </text:span>gradlew build</text:p>
        </text:list-item>
        <text:list-item>
          <text:p text:style-name="P34"><text:span text:style-name="T33">uruchomienie projektu: </text:span>gradlew bootRun</text:p>
        </text:list-item>
      </text:list>
      <text:p text:style-name="P29"><text:tab/>Backend działa na porcie 8090.</text:p>
      <text:p text:style-name="P61"><text:tab/> </text:p>
      <text:p text:style-name="P26"><text:span text:style-name="T35">C. </text:span>Frontend: </text:p>
      <text:list xml:id="list235248039849731" text:continue-list="list1971565399" text:style-name="L2">
        <text:list-item text:start-value="1">
          <text:p text:style-name="P39"><text:span text:style-name="T7">przejście do </text:span><text:span text:style-name="T6">katalogu </text:span><text:span text:style-name="T5">/frontend</text:span></text:p>
        </text:list-item>
        <text:list-item>
          <text:p text:style-name="P34"><text:span text:style-name="T33">przygotowanie modułów: </text:span>npm clean install</text:p>
        </text:list-item>
        <text:list-item>
          <text:p text:style-name="P34"><text:span text:style-name="T33">uruchomienie: </text:span>ng serve</text:p>
        </text:list-item>
      </text:list>
      <text:p text:style-name="P30"><text:tab/>Frontend działa na porcie 4200. </text:p>
      <text:p text:style-name="P40"><text:span text:style-name="T4"><text:tab/></text:span><text:a xlink:type="simple" xlink:href="http://localhost:4200/" text:style-name="Internet_20_link" text:visited-style-name="Visited_20_Internet_20_Link">http://localhost:4200/</text:a></text:p>
      <text:p text:style-name="P30"><text:s/></text:p>
      <text:p text:style-name="P30"/>
      <text:p text:style-name="P64"><text:span text:style-name="T10">D</text:span><text:span text:style-name="T9">ane logowania do serwisu:</text:span></text:p>
      <text:p text:style-name="P42"><text:span text:style-name="T4">L</text:span><text:span text:style-name="T3">ogowanie do </text:span><text:span text:style-name="T8">konta administratora:</text:span><text:span text:style-name="T3"> </text:span></text:p>
      <text:p text:style-name="P32"><text:tab/>login: admin</text:p>
      <text:p text:style-name="P32"><text:tab/>hasło: pass</text:p>
      <text:p text:style-name="P32"/>
      <text:p text:style-name="P32">Logowanie na <text:span text:style-name="T36">przykładowe konto recepcjonisty:</text:span></text:p>
      <text:p text:style-name="P32"><text:tab/>login: <text:span text:style-name="T38">test1<text:tab/></text:span></text:p>
      <text:p text:style-name="P32"><text:tab/>hasło: <text:span text:style-name="T38">test1</text:span></text:p>
      <text:p text:style-name="P32"/>
      <text:p text:style-name="P32">Logowanie na <text:span text:style-name="T36">przykładowe konto klienta:</text:span></text:p>
      <text:p text:style-name="P32"><text:tab/>login: <text:span text:style-name="T35">ula1<text:tab/></text:span></text:p>
      <text:p text:style-name="P32"><text:tab/>hasło: <text:span text:style-name="T35">ula1</text:span></text:p>
      <text:p text:style-name="P32"/>
      <text:p text:style-name="P32"/>
      <text:p text:style-name="P2"><text:bookmark text:name="docs-internal-guid-efef73cb-7fff-11de-8ff4-8ec0302baad8"/><text:span text:style-name="T38">O</text:span>pis <text:span text:style-name="T35">stworzonego </text:span>serwisu:</text:p>
      <text:p text:style-name="P4">Jest to serwis internetowy umożliwiający zarządzanie <text:span text:style-name="T35">wyimaginowanym </text:span>hotelem. Korzystanie z serwisu wymaga logowania i uprzedniej rejestracji. <text:span text:style-name="T38">Z serwisu może korzystać raz raz wielu użytkowników.</text:span></text:p>
      <text:p text:style-name="P19"><text:soft-page-break/><text:span text:style-name="T13">1. </text:span><text:span text:style-name="T14">Superuser, czyli administrator</text:span></text:p>
      <text:p text:style-name="P5">W serwisie istnieje jedno konto administratora, którego nie można usunąć. Administrator <text:span text:style-name="T38">pojmowany jest jako osoba, która nie zajmuje się obsługą gości i rezerwacjami, ale zarządzaniem hotelem. Ze swojego konta może:</text:span></text:p>
      <text:list xml:id="list2260916452" text:style-name="L6">
        <text:list-item>
          <text:p text:style-name="P23"><text:span text:style-name="T17">zarządzać </text:span><text:span text:style-name="T16">pokojami hotelowymi: </text:span></text:p>
          <text:list>
            <text:list-item>
              <text:p text:style-name="P23"><text:span text:style-name="T17">przeglądać ich listę, w której pokazane są: nazwa pokoju, ilość łóżek oraz domyślna cena za dobę hotelową;</text:span></text:p>
            </text:list-item>
            <text:list-item>
              <text:p text:style-name="P25"><text:span text:style-name="T16">dodawać pokoje poprzez odpowiedni formularz;</text:span></text:p>
            </text:list-item>
            <text:list-item>
              <text:p text:style-name="P25"><text:span text:style-name="T16">usuwać konkretny, wybrany z listy pokój.</text:span></text:p>
            </text:list-item>
          </text:list>
        </text:list-item>
      </text:list>
      <text:p text:style-name="P24"><text:span text:style-name="T17"><text:tab/>Rozpatrujemy pokoje jedno-, dwu-, trzy- i czteroosobowe. Ich ceny wyjściowe ustalone są <text:tab/>domyślnie na kolejno 150, 200, 250 i 300 złotych za dobę.</text:span></text:p>
      <text:list xml:id="list235248905969183" text:continue-numbering="true" text:style-name="L6">
        <text:list-item>
          <text:p text:style-name="P23"><text:span text:style-name="T18">z</text:span><text:span text:style-name="T17">arządzać </text:span><text:span text:style-name="T16">informacjami o klientach:</text:span></text:p>
          <text:list>
            <text:list-item>
              <text:p text:style-name="P17"><text:span text:style-name="T16">przeglądać listę zarejestrowanych klientów oraz ich dane, takie jak imię, nazwisko oraz adres email;</text:span></text:p>
            </text:list-item>
            <text:list-item>
              <text:p text:style-name="P17"><text:span text:style-name="T16">dodawać klientów poprzez odpowiedni formularz;</text:span></text:p>
            </text:list-item>
            <text:list-item>
              <text:p text:style-name="P11"><text:span text:style-name="T17">usuwać konkretne, wybrane z listy konta klienta.</text:span></text:p>
            </text:list-item>
          </text:list>
        </text:list-item>
        <text:list-item>
          <text:p text:style-name="P12"><text:span text:style-name="T18">zarządzać </text:span><text:span text:style-name="T16">informacjami o pracownikach:</text:span></text:p>
          <text:list>
            <text:list-item>
              <text:p text:style-name="P18"><text:span text:style-name="T16">przeglądać dane pracowników takie jak: imię, nazwisko oraz adres email;</text:span></text:p>
            </text:list-item>
            <text:list-item>
              <text:p text:style-name="P18"><text:span text:style-name="T16">dodawać konta pracowników poprzez odpowiedni formularz;</text:span></text:p>
            </text:list-item>
            <text:list-item>
              <text:p text:style-name="P18"><text:span text:style-name="T16">usuwać konta pracowników.</text:span></text:p>
            </text:list-item>
          </text:list>
        </text:list-item>
      </text:list>
      <text:p text:style-name="P13"><text:span text:style-name="T18"><text:tab/>Konto pracownika, zwanego przez nas recepcjonistą, może utworzyć oraz usunąć tylko <text:tab/>administrator.</text:span></text:p>
      <text:list xml:id="list235246953701139" text:continue-numbering="true" text:style-name="L6">
        <text:list-item>
          <text:p text:style-name="P12"><text:span text:style-name="T18">wprowadzać</text:span><text:span text:style-name="T16"> sezonow</text:span><text:span text:style-name="T18">e</text:span><text:span text:style-name="T16"> obniżk</text:span><text:span text:style-name="T18">i</text:span><text:span text:style-name="T16"> czy też podwyżk</text:span><text:span text:style-name="T18">i</text:span><text:span text:style-name="T16"> cen:</text:span></text:p>
          <text:list>
            <text:list-item>
              <text:p text:style-name="P18"><text:span text:style-name="T16">przeglądać listę aktualnie obowiązujących sezonowości cen, która zawiera: nazwę czy też opis, zakres dat opisujących początek i koniec obowiązywania danej sezonowości oraz stosunek nowej ceny do ceny domyślnej, wyrażony procentowo (np. 120%);</text:span></text:p>
            </text:list-item>
            <text:list-item>
              <text:p text:style-name="P12"><text:span text:style-name="T18">dodawać sezonową cenę poprzez odpowiedni formularz;</text:span></text:p>
            </text:list-item>
            <text:list-item>
              <text:p text:style-name="P18"><text:span text:style-name="T16">usuwać cenę sezonową z listy.</text:span></text:p>
              <text:p text:style-name="P18"><text:span text:style-name="T16"/></text:p>
            </text:list-item>
          </text:list>
        </text:list-item>
      </text:list>
      <text:p text:style-name="P9">2. <text:span text:style-name="T40">Pracownik, czyli recepcjonista</text:span></text:p>
      <text:p text:style-name="P6">Pracownik po zalogowaniu na swoje konto może:</text:p>
      <text:list xml:id="list3776681333" text:style-name="L7">
        <text:list-item>
          <text:p text:style-name="P20"><text:soft-page-break/><text:span text:style-name="T16">zarządzać kontami klientów:</text:span></text:p>
          <text:list>
            <text:list-item>
              <text:p text:style-name="P14"><text:span text:style-name="T17">przeglądać listę zarejestrowanych klientów oraz ich dane, takie jak imię, nazwisko oraz adres email;</text:span></text:p>
            </text:list-item>
            <text:list-item>
              <text:p text:style-name="P14"><text:span text:style-name="T17">dodawać klientów poprzez odpowiedni formularz;</text:span></text:p>
            </text:list-item>
            <text:list-item>
              <text:p text:style-name="P14"><text:span text:style-name="T17">usuwać konkretne, wybrane z listy konta klienta.</text:span></text:p>
            </text:list-item>
          </text:list>
        </text:list-item>
        <text:list-item>
          <text:p text:style-name="P14"><text:span text:style-name="T19">zarządzać rezerwacjami:</text:span></text:p>
          <text:list>
            <text:list-item>
              <text:p text:style-name="P21"><text:span text:style-name="T19">p</text:span><text:span text:style-name="T16">rzeglądać listę rezerwacji, zawierającą: id rezerwacji, dane klienta, daty początku i końca, ilość zarezerwowanych pokoi, ich numery i nazwy, sumaryczną cenę za rezerwację, status jej opłaty (opłacona lub nie);</text:span></text:p>
            </text:list-item>
            <text:list-item>
              <text:p text:style-name="P21"><text:span text:style-name="T16">dodawać rezerwację za klienta;</text:span></text:p>
            </text:list-item>
            <text:list-item>
              <text:p text:style-name="P22"><text:span text:style-name="T16">usuwać przyszłe rezerwacje.</text:span></text:p>
            </text:list-item>
          </text:list>
          <text:p text:style-name="P15"><text:span text:style-name="T21"><text:s/></text:span></text:p>
        </text:list-item>
      </text:list>
      <text:p text:style-name="P9">3. Konto klienta</text:p>
      <text:p text:style-name="P7">Klient rejestruje się <text:span text:style-name="T39">w serwisie </text:span>poprzez formularz na stronie. <text:span text:style-name="T39">Do rejestracji wymagane jest podanie imienia, nazwiska, adresu email i hasła.</text:span> <text:span text:style-name="T39">Logowanie do serwisu następuje za pomogą imienia i hasła.</text:span></text:p>
      <text:p text:style-name="P7">Po zalogowaniu <text:span text:style-name="T39">klient może zarządzać swoimi rezerwacjami:</text:span></text:p>
      <text:list xml:id="list1954912657" text:style-name="L8">
        <text:list-item>
          <text:p text:style-name="P16"><text:span text:style-name="T20">przeglądać listę rezerwacji, zawierającą: id rezerwacji, dane klienta, daty początku i końca, ilość zarezerwowanych pokoi, ich numery i nazwy, sumaryczną cenę za rezerwację, status jej opłaty (opłacona lub nie);</text:span></text:p>
        </text:list-item>
        <text:list-item>
          <text:p text:style-name="P16"><text:span text:style-name="T20">tworzyć rezerwację po wyszukaniu odpowiednich pokoi</text:span><text:span text:style-name="T21">;</text:span></text:p>
        </text:list-item>
        <text:list-item>
          <text:p text:style-name="P16"><text:span text:style-name="T21">usuwać </text:span><text:span text:style-name="T20">swoje </text:span><text:span text:style-name="T21">przyszłe rezerwacje.</text:span></text:p>
        </text:list-item>
      </text:list>
      <text:p text:style-name="P7"/>
      <text:p text:style-name="P10">4. Stały klient</text:p>
      <text:p text:style-name="P7">Za stałego klienta postrzegana jest osoba, która w przeciągu <text:span text:style-name="T41">sześciu</text:span> miesięcy dokonała przynajmniej <text:span text:style-name="T41">trzech</text:span> rezerwacji. Otrzymuje ona 10% rabatu od aktualnej ceny za pokój.</text:p>
      <text:p text:style-name="P7"/>
      <text:p text:style-name="P10">5. <text:span text:style-name="T41">Wyszukiwanie pokoi</text:span></text:p>
      <text:p text:style-name="P8">Wyszukiwanie dostępnych pokoi odbywa się poprzez odpowiedni formularz. Aby otrzymać wyniki, potrzebne jest podanie zakresu dat dla planowanego pobytu, oraz liczbę gości. Pokazywane są wszystkie dostępne wtedy pokoje, bez względu na ich „pojemność”- tzn. użytkownik jest w stanie zarezerwować dla jednej osoby pokój czteroosobowy.</text:p>
      <text:p text:style-name="P3"/>
      <text:p text:style-name="P52"><text:soft-page-break/></text:p>
      <text:p text:style-name="P51">Wybrane technologie:</text:p>
      <text:p text:style-name="P47"><text:span text:style-name="T26">Wszystkie technologie dostępne są bezpłatnie, nie wymagają licencji.</text:span> </text:p>
      <text:list xml:id="list3815498763" text:style-name="L3">
        <text:list-item>
          <text:p text:style-name="P44">Relacyjna baza danych MySQL</text:p>
        </text:list-item>
        <text:list-item>
          <text:p text:style-name="P44">Java</text:p>
        </text:list-item>
        <text:list-item>
          <text:p text:style-name="P44">Gradle – narzędzie do budowania projektów w Javie</text:p>
        </text:list-item>
        <text:list-item>
          <text:p text:style-name="P44">Hibernate – biblioteka służąca do mapowania obiektowo-relacyjnego w Javie (ORM)</text:p>
        </text:list-item>
        <text:list-item>
          <text:p text:style-name="P44"><text:bookmark text:name="docs-internal-guid-0b4db093-7fff-2595-a6e4-4511b793e032"/><text:span text:style-name="T1">Springboot</text:span> </text:p>
        </text:list-item>
        <text:list-item>
          <text:p text:style-name="P44">Angular – <text:span text:style-name="T27">webowy front</text:span></text:p>
        </text:list-item>
        <text:list-item>
          <text:p text:style-name="P44">Cały layout <text:span text:style-name="T32">frontu </text:span>został wzięty z uicookies.com. Jest to darmowy szablon.</text:p>
        </text:list-item>
      </text:list>
      <text:p text:style-name="P31"/>
      <text:p text:style-name="P48">Wzorce projektowe w projekcie:</text:p>
      <text:list xml:id="list2323138467" text:style-name="L4">
        <text:list-item>
          <text:p text:style-name="P62"><text:span text:style-name="T30">M</text:span><text:span text:style-name="T31">odel-</text:span><text:span text:style-name="T30">V</text:span><text:span text:style-name="T31">iew-</text:span><text:span text:style-name="T30">C</text:span><text:span text:style-name="T31">ontroller</text:span></text:p>
          <text:p text:style-name="P59">W aplikacji wzorzec MVC można zobaczyć po stronie frontend-u czyli Angulara. </text:p>
        </text:list-item>
      </text:list>
      <text:list xml:id="list2657238129" text:style-name="L5">
        <text:list-item>
          <text:list>
            <text:list-item>
              <text:p text:style-name="P60">Warstwa widoku:</text:p>
              <text:list>
                <text:list-item>
                  <text:p text:style-name="P60">odpowiedzialna za wyświetlanie danych poprzez graficzny interfejs użytkownika. </text:p>
                </text:list-item>
                <text:list-item>
                  <text:p text:style-name="P60">W naszym przypadku stanowią go wszystkie pliki HTML.</text:p>
                </text:list-item>
              </text:list>
            </text:list-item>
            <text:list-item>
              <text:p text:style-name="P60">Warstwa kontrolera: </text:p>
              <text:list>
                <text:list-item>
                  <text:p text:style-name="P60">kontrolerem są pliki .ts powiązane z danym komponentem, są one odpowiedzialne za odbieranie danych z war<text:span text:style-name="T35">s</text:span>twy widoku oraz przekazywanie ich do warstwy modelu. </text:p>
                </text:list-item>
                <text:list-item>
                  <text:p text:style-name="P60">Warstwa kontrolera przekierowuje żądania do serwisów.</text:p>
                </text:list-item>
              </text:list>
            </text:list-item>
            <text:list-item>
              <text:p text:style-name="P60">Warstwa modelu: </text:p>
              <text:list>
                <text:list-item>
                  <text:p text:style-name="P60">za model można uznać serwisy, które są umieszczone w katalogu services. Komunikują się one z kontrolerem oraz dostarczają dane. </text:p>
                </text:list-item>
                <text:list-item>
                  <text:p text:style-name="P60">Oprócz serwisów za przykład modelu może służyć klasa Reservation, która definiuje nam strukturę danych.</text:p>
                </text:list-item>
              </text:list>
            </text:list-item>
          </text:list>
        </text:list-item>
      </text:list>
      <text:list xml:id="list235248636765265" text:continue-list="list2323138467" text:style-name="L4">
        <text:list-header>
          <text:p text:style-name="P59"/>
          <text:p text:style-name="P59">Jeżeli spojrzeć całościowo na aplikację to również można znaleźć wzorzec MVC:</text:p>
          <text:p text:style-name="P59">Warstwa modelu - klasy Java, które są klasami DTO (Data Transfer Object), <text:span text:style-name="T35">e</text:span>ncje <text:span text:style-name="T35">oraz relacyjna baza danych</text:span>.</text:p>
          <text:p text:style-name="P59">Warstwa widoku - cała strona frontendowa.</text:p>
          <text:p text:style-name="P37"><text:span text:style-name="T42">Warstwa kontrolera - klasy Java, które stanowią kontrolery, serwisy oraz repozytoria.</text:span></text:p>
        </text:list-header>
        <text:list-item>
          <text:p text:style-name="P35"><text:soft-page-break/>Singleton </text:p>
          <text:p text:style-name="P35"><text:span text:style-name="T34">Jego c</text:span>elem jest ograniczenie możliwości tworzenia obiektów danej klasy do jednej instancji.</text:p>
        </text:list-item>
      </text:list>
      <text:p text:style-name="P43"/>
      <text:list xml:id="list235248187488431" text:continue-numbering="true" text:style-name="L4">
        <text:list-item>
          <text:p text:style-name="P35">Obserwator<text:line-break/>Używany jest do powiadamiania zainteresowanych obiektów o zmianie stanu pewnego innego obiektu.</text:p>
        </text:list-item>
      </text:list>
      <text:p text:style-name="P36"/>
      <text:p text:style-name="P36"/>
      <text:p text:style-name="P36"/>
      <text:p text:style-name="P53"><text:tab/><text:tab/></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UI', Helvetica, Arial, sans-serif"/>
    <style:font-face style:name="Mangal1" svg:font-family="Manga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8-12-08T23:52:26.779000000</dc:date>
    <meta:editing-duration>PT59M</meta:editing-duration>
    <meta:editing-cycles>4</meta:editing-cycles>
    <meta:document-statistic meta:table-count="0" meta:image-count="0" meta:object-count="0" meta:page-count="6" meta:paragraph-count="120" meta:word-count="880" meta:character-count="6542" meta:non-whitespace-character-count="5784"/>
  </office:meta>
</office:document-meta>
</file>